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0.144cm" fo:min-width="0.09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0cm" fo:min-width="0.707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0cm" fo:min-width="0.708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1.7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1.7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144cm" fo:min-width="0.0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.706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.707cm" fo:padding-top="0.178cm" fo:padding-bottom="0.178cm" fo:padding-left="0.303cm" fo:padding-right="0.303cm"/>
    </style:style>
    <style:style style:name="pr1" style:family="presentation" style:parent-style-name="기본값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g>
          <draw:g>
            <draw:g>
              <draw:custom-shape draw:style-name="gr1" draw:text-style-name="P1" draw:layer="layout" svg:width="1.4cm" svg:height="1.5cm" svg:x="15.599cm" svg:y="13.07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.399cm" svg:height="1.5cm" svg:x="14.048cm" svg:y="13.074cm">
                <text:p/>
  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1.5cm" svg:height="0.5cm" svg:x="13.999cm" svg:y="14.874cm">
                <text:p/>
  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  <draw:custom-shape draw:style-name="gr3" draw:text-style-name="P1" draw:layer="layout" svg:width="0.7cm" svg:height="1.5cm" draw:transform="rotate (1.5707963267949) translate (9.499cm 12.77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7cm" svg:height="1.499cm" draw:transform="rotate (-1.5707963267949) translate (18.498cm 12.074cm)">
              <text:p/>
  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1" draw:text-style-name="P1" draw:layer="layout" svg:width="1.399cm" svg:height="1.5cm" draw:transform="rotate (-3.14159265358979) translate (12.398cm 2.674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.4cm" svg:height="1.5cm" draw:transform="rotate (-3.14159265358979) translate (13.949cm 2.674cm)">
                <text:p/>
  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1" draw:layer="layout" svg:width="1.501cm" svg:height="0.5cm" draw:transform="rotate (-3.14159265358979) translate (13.998cm 0.874cm)">
                <text:p/>
  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  <draw:custom-shape draw:style-name="gr3" draw:text-style-name="P1" draw:layer="layout" svg:width="0.7cm" svg:height="1.499cm" draw:transform="rotate (-1.5707963267949) translate (18.498cm 2.97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7cm" svg:height="1.5cm" draw:transform="rotate (1.5707963267949) translate (9.499cm 3.674cm)">
              <text:p/>
  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1" draw:text-style-name="P1" draw:layer="layout" svg:width="1.4cm" svg:height="1.5cm" draw:transform="rotate (1.5707963267949) translate (19.199cm 6.274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.4cm" svg:height="1.5cm" draw:transform="rotate (-1.5707963267949) translate (20.699cm 6.424cm)">
                <text:p/>
  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1.5cm" svg:height="0.5cm" draw:transform="rotate (-1.5707963267949) translate (21.499cm 6.374cm)">
                <text:p/>
  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  <draw:custom-shape draw:style-name="gr3" draw:text-style-name="P1" draw:layer="layout" svg:width="0.701cm" svg:height="1.5cm" draw:transform="rotate (-3.14159265358979) translate (18.899cm 12.37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701cm" svg:height="1.5cm" svg:x="18.198cm" svg:y="3.374cm">
              <text:p/>
  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1" draw:text-style-name="P1" draw:layer="layout" svg:width="1.4cm" svg:height="1.5cm" draw:transform="rotate (-1.5707963267949) translate (8.799cm 9.474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.4cm" svg:height="1.5cm" draw:transform="rotate (1.5707963267949) translate (7.299cm 9.324cm)">
                <text:p/>
  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1.5cm" svg:height="0.501cm" draw:transform="rotate (1.5707963267949) translate (6.497cm 9.374cm)">
                <text:p/>
      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  <draw:custom-shape draw:style-name="gr3" draw:text-style-name="P1" draw:layer="layout" svg:width="0.7cm" svg:height="1.5cm" svg:x="9.099cm" svg:y="3.374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7cm" svg:height="1.5cm" draw:transform="rotate (-3.14159265358979) translate (9.799cm 12.374cm)">
              <text:p/>
  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3" draw:layer="layout" svg:width="1.84cm" svg:height="1.17cm" svg:x="21.499cm" svg:y="5.021cm">
          <draw:text-box>
            <text:p text:style-name="P2">K1-a</text:p>
          </draw:text-box>
        </draw:frame>
        <draw:frame draw:style-name="gr6" draw:text-style-name="P3" draw:layer="layout" svg:width="1.878cm" svg:height="1.17cm" svg:x="21.499cm" svg:y="6.421cm">
          <draw:text-box>
            <text:p text:style-name="P2">K1-b</text:p>
          </draw:text-box>
        </draw:frame>
        <draw:frame draw:style-name="gr5" draw:text-style-name="P3" draw:layer="layout" svg:width="1.84cm" svg:height="1.17cm" svg:x="4.68cm" svg:y="9.499cm">
          <draw:text-box>
            <text:p text:style-name="P2">K2-a</text:p>
          </draw:text-box>
        </draw:frame>
        <draw:frame draw:style-name="gr6" draw:text-style-name="P3" draw:layer="layout" svg:width="1.878cm" svg:height="1.17cm" svg:x="4.68cm" svg:y="7.999cm">
          <draw:text-box>
            <text:p text:style-name="P2">K2-b</text:p>
          </draw:text-box>
        </draw:frame>
        <draw:frame draw:style-name="gr7" draw:text-style-name="P4" draw:layer="layout" svg:width="0.502cm" svg:height="1.17cm" svg:x="16cm" svg:y="1cm">
          <draw:text-box>
            <text:p/>
          </draw:text-box>
        </draw:frame>
        <draw:frame draw:style-name="gr6" draw:text-style-name="P3" draw:layer="layout" svg:width="1.878cm" svg:height="1.17cm" svg:x="15.473cm" svg:y="15.452cm">
          <draw:text-box>
            <text:p text:style-name="P2">K3-a</text:p>
          </draw:text-box>
        </draw:frame>
        <draw:frame draw:style-name="gr6" draw:text-style-name="P3" draw:layer="layout" svg:width="1.878cm" svg:height="1.17cm" svg:x="13.621cm" svg:y="15.452cm">
          <draw:text-box>
            <text:p text:style-name="P2">K3-b</text:p>
          </draw:text-box>
        </draw:frame>
        <draw:frame draw:style-name="gr6" draw:text-style-name="P3" draw:layer="layout" svg:width="1.878cm" svg:height="1.17cm" svg:x="12.352cm" svg:y="-1cm">
          <draw:text-box>
            <text:p text:style-name="P2">K4-b</text:p>
          </draw:text-box>
        </draw:frame>
        <draw:frame draw:style-name="gr6" draw:text-style-name="P3" draw:layer="layout" svg:width="1.878cm" svg:height="1.17cm" svg:x="10.5cm" svg:y="-1cm">
          <draw:text-box>
            <text:p text:style-name="P2">K4-a</text:p>
          </draw:text-box>
        </draw:frame>
        <draw:frame draw:style-name="gr5" draw:text-style-name="P3" draw:layer="layout" svg:width="1.84cm" svg:height="1.17cm" svg:x="15.16cm" svg:y="2.73cm">
          <draw:text-box>
            <text:p text:style-name="P2">F1-a</text:p>
          </draw:text-box>
        </draw:frame>
        <draw:frame draw:style-name="gr5" draw:text-style-name="P3" draw:layer="layout" svg:width="1.84cm" svg:height="1.17cm" svg:x="10.96cm" svg:y="2.73cm">
          <draw:text-box>
            <text:p text:style-name="P2">F1-b</text:p>
          </draw:text-box>
        </draw:frame>
        <draw:frame draw:style-name="gr5" draw:text-style-name="P3" draw:layer="layout" svg:width="1.84cm" svg:height="1.17cm" svg:x="15.159cm" svg:y="11.83cm">
          <draw:text-box>
            <text:p text:style-name="P2">F2-b</text:p>
          </draw:text-box>
        </draw:frame>
        <draw:frame draw:style-name="gr5" draw:text-style-name="P3" draw:layer="layout" svg:width="1.84cm" svg:height="1.17cm" svg:x="10.959cm" svg:y="11.83cm">
          <draw:text-box>
            <text:p text:style-name="P2">F2-a</text:p>
          </draw:text-box>
        </draw:frame>
        <draw:frame draw:style-name="gr5" draw:text-style-name="P3" draw:layer="layout" svg:width="1.84cm" svg:height="1.17cm" svg:x="17.66cm" svg:y="9.7cm">
          <draw:text-box>
            <text:p text:style-name="P2">F3-a</text:p>
          </draw:text-box>
        </draw:frame>
        <draw:frame draw:style-name="gr5" draw:text-style-name="P3" draw:layer="layout" svg:width="1.84cm" svg:height="1.17cm" svg:x="17.66cm" svg:y="4.9cm">
          <draw:text-box>
            <text:p text:style-name="P2">F3-b</text:p>
          </draw:text-box>
        </draw:frame>
        <draw:frame draw:style-name="gr5" draw:text-style-name="P3" draw:layer="layout" svg:width="1.84cm" svg:height="1.17cm" svg:x="8.66cm" svg:y="9.6cm">
          <draw:text-box>
            <text:p text:style-name="P2">F4-b</text:p>
          </draw:text-box>
        </draw:frame>
        <draw:frame draw:style-name="gr5" draw:text-style-name="P3" draw:layer="layout" svg:width="1.84cm" svg:height="1.17cm" svg:x="8.66cm" svg:y="4.8cm">
          <draw:text-box>
            <text:p text:style-name="P2">F4-a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9" draw:text-style-name="P6" draw:layer="layout" svg:width="1.399cm" svg:height="1.5cm" svg:x="10.5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0.7cm" svg:height="1.5cm" svg:x="12.101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1.399cm" svg:height="1.5cm" svg:x="8.55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.499cm" svg:height="0.5cm" svg:x="8.5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399cm" svg:height="1.5cm" svg:x="6.549cm" svg:y="4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.5cm" svg:height="0.5cm" svg:x="6.5cm" svg:y="5.8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기본값" style:page-layout-name="PM1" draw:style-name="Mdp1">
      <draw:frame presentation:style-name="기본값-title" draw:layer="backgroundobjects" svg:width="25.199cm" svg:height="2.629cm" svg:x="1.399cm" svg:y="0.627cm" presentation:class="title" presentation:placeholder="true">
        <draw:text-box/>
      </draw:frame>
      <draw:frame presentation:style-name="기본값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3:20:20.070030274</meta:creation-date>
    <meta:generator>LibreOffice/7.3.4.2$Linux_X86_64 LibreOffice_project/30$Build-2</meta:generator>
    <dc:date>2022-08-08T13:41:52.812949802</dc:date>
    <meta:editing-duration>PT21M30S</meta:editing-duration>
    <meta:editing-cycles>8</meta:editing-cycles>
    <meta:document-statistic meta:object-count="77"/>
  </office:meta>
</office:document-meta>
</file>